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Heading_20_3">
      <style:paragraph-properties fo:break-before="page"/>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style style:name="P10" style:family="paragraph" style:parent-style-name="Text_20_body" style:list-style-name="L4">
      <style:paragraph-properties fo:margin-top="0cm" fo:margin-bottom="0cm" style:contextual-spacing="false"/>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text:start-value="1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2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Part 1: Multiple-Choice Questions</text:h>
      <text:p text:style-name="Text_20_body"><text:span text:style-name="Emphasis">Choose the correct answer among the four options.</text:span></text:p>
      <text:list text:style-name="L1">
        <text:list-item>
          <text:p text:style-name="P2">What is one of the main functions of the stem in relation to sunlight?</text:p>
          <text:list>
            <text:list-item>
              <text:p text:style-name="P3">A) To absorb water from the air </text:p>
            </text:list-item>
            <text:list-item>
              <text:p text:style-name="P3">B) To produce starch for the winter </text:p>
            </text:list-item>
            <text:list-item>
              <text:p text:style-name="P3">C) To hold the plant up so it can get sunlight </text:p>
            </text:list-item>
            <text:list-item>
              <text:p text:style-name="P3">D) To take in minerals from the soil </text:p>
            </text:list-item>
          </text:list>
        </text:list-item>
        <text:list-item>
          <text:p text:style-name="P2">Which of the following is an example of a simple plant?</text:p>
          <text:list>
            <text:list-item>
              <text:p text:style-name="P3">A) Pine tree </text:p>
            </text:list-item>
            <text:list-item>
              <text:p text:style-name="P3">B) Fern </text:p>
            </text:list-item>
            <text:list-item>
              <text:p text:style-name="P3">C) Sunflower </text:p>
            </text:list-item>
            <text:list-item>
              <text:p text:style-name="P3">D) Rose </text:p>
            </text:list-item>
          </text:list>
        </text:list-item>
        <text:list-item>
          <text:p text:style-name="P2">What type of roots do grass, wheat, and rice have?</text:p>
          <text:list>
            <text:list-item>
              <text:p text:style-name="P3">A) Taproots </text:p>
            </text:list-item>
            <text:list-item>
              <text:p text:style-name="P3">B) Fibrous roots </text:p>
            </text:list-item>
            <text:list-item>
              <text:p text:style-name="P3">C) Aerial roots </text:p>
            </text:list-item>
            <text:list-item>
              <text:p text:style-name="P3">D) Adventitious roots </text:p>
            </text:list-item>
          </text:list>
        </text:list-item>
        <text:list-item>
          <text:p text:style-name="P2">Which plants have stems that are soft, green, and bend easily?</text:p>
          <text:list>
            <text:list-item>
              <text:p text:style-name="P3">A) Trees </text:p>
            </text:list-item>
            <text:list-item>
              <text:p text:style-name="P3">B) Shrubs </text:p>
            </text:list-item>
            <text:list-item>
              <text:p text:style-name="P3">C) Herbaceous plants </text:p>
            </text:list-item>
            <text:list-item>
              <text:p text:style-name="P3">D) Gymnosperms </text:p>
            </text:list-item>
          </text:list>
        </text:list-item>
        <text:list-item>
          <text:p text:style-name="P2">Where are the seeds of gymnosperms usually hidden?</text:p>
          <text:list>
            <text:list-item>
              <text:p text:style-name="P3">A) In fruits </text:p>
            </text:list-item>
            <text:list-item>
              <text:p text:style-name="P3">B) In flowers </text:p>
            </text:list-item>
            <text:list-item>
              <text:p text:style-name="P3">C) In cones </text:p>
            </text:list-item>
            <text:list-item>
              <text:p text:style-name="P3">D) In the roots </text:p>
            </text:list-item>
          </text:list>
        </text:list-item>
        <text:list-item>
          <text:p text:style-name="P2">What very complex process allows plants to produce organic compounds using minerals, sunlight, and carbon dioxide?</text:p>
          <text:list>
            <text:list-item>
              <text:p text:style-name="P3">A) Photosynthesis </text:p>
            </text:list-item>
            <text:list-item>
              <text:p text:style-name="P3">B) Respiration </text:p>
            </text:list-item>
            <text:list-item>
              <text:p text:style-name="P3">C) Digestion </text:p>
            </text:list-item>
            <text:list-item>
              <text:p text:style-name="P3">D) Storage </text:p>
            </text:list-item>
          </text:list>
        </text:list-item>
        <text:list-item>
          <text:p text:style-name="P2">Which type of root grows directly from the stem or leaves to help the plant grow and spread?</text:p>
          <text:list>
            <text:list-item>
              <text:p text:style-name="P3">A) Taproot </text:p>
            </text:list-item>
            <text:list-item>
              <text:p text:style-name="P3">B) Fibrous root </text:p>
            </text:list-item>
            <text:list-item>
              <text:p text:style-name="P3">C) Adventitious root </text:p>
            </text:list-item>
            <text:list-item>
              <text:p text:style-name="P3">D) Aerial root </text:p>
            </text:list-item>
          </text:list>
        </text:list-item>
        <text:list-item>
          <text:p text:style-name="P2">What is the function of underground stems, like those of potatoes and ginger?</text:p>
          <text:list>
            <text:list-item>
              <text:p text:style-name="P3">A) To absorb sunlight for the plant </text:p>
            </text:list-item>
            <text:list-item>
              <text:p text:style-name="P3"><text:soft-page-break/>B) To store food and help the plant survive during winter or dry periods </text:p>
            </text:list-item>
            <text:list-item>
              <text:p text:style-name="P3">C) To produce colorful flowers </text:p>
            </text:list-item>
            <text:list-item>
              <text:p text:style-name="P3">D) To make seeds </text:p>
            </text:list-item>
          </text:list>
        </text:list-item>
        <text:list-item>
          <text:p text:style-name="P2">What is the hard and strong stem of a tree called?</text:p>
          <text:list>
            <text:list-item>
              <text:p text:style-name="P3">A) A shrub </text:p>
            </text:list-item>
            <text:list-item>
              <text:p text:style-name="P3">B) A branch </text:p>
            </text:list-item>
            <text:list-item>
              <text:p text:style-name="P3">C) A taproot </text:p>
            </text:list-item>
            <text:list-item>
              <text:p text:style-name="P3">D) A trunk </text:p>
            </text:list-item>
          </text:list>
        </text:list-item>
        <text:list-item>
          <text:p text:style-name="P2">Which group of complex plants has flowers that eventually become fruit with seeds?</text:p>
          <text:list>
            <text:list-item>
              <text:p text:style-name="P3">A) Gymnosperms </text:p>
            </text:list-item>
            <text:list-item>
              <text:p text:style-name="P3">B) Angiosperms </text:p>
            </text:list-item>
            <text:list-item>
              <text:p text:style-name="P3">C) Mosses </text:p>
            </text:list-item>
            <text:list-item>
              <text:p text:style-name="P2">D) Algae </text:p>
            </text:list-item>
          </text:list>
        </text:list-item>
      </text:list>
      <text:h text:style-name="P1" text:outline-level="3">Part 2: True or False Questions</text:h>
      <text:p text:style-name="Text_20_body"><text:span text:style-name="Emphasis">Determine whether the following statements are True or False.</text:span></text:p>
      <text:list text:style-name="L2">
        <text:list-item>
          <text:p text:style-name="P6">All plants are multicellular organisms. </text:p>
        </text:list-item>
        <text:list-item>
          <text:p text:style-name="P6">Simple plants, such as algae, mosses, and ferns, have seeds and flowers. </text:p>
        </text:list-item>
        <text:list-item>
          <text:p text:style-name="P6">If a plant makes more sugar than it needs during photosynthesis, the extra sugar is turned into starch and stored in the roots. </text:p>
        </text:list-item>
        <text:list-item>
          <text:p text:style-name="P6">A taproot is a network of many thin roots that do not grow very deep but spread out a lot. </text:p>
        </text:list-item>
        <text:list-item>
          <text:p text:style-name="P6">The leaves use nutrients transported from the roots to perform photosynthesis. </text:p>
        </text:list-item>
        <text:list-item>
          <text:p text:style-name="P6">Shrubs or bushes are plants with soft, green stems. </text:p>
        </text:list-item>
        <text:list-item>
          <text:p text:style-name="P6">Aerial roots develop underground, but they grow above the ground to take in water and air. </text:p>
        </text:list-item>
        <text:list-item>
          <text:p text:style-name="P6">The stem transports water and minerals from the roots to the leaves and flowers. </text:p>
        </text:list-item>
        <text:list-item>
          <text:p text:style-name="P6">Autotrophs are organisms that cannot make their own nutrition. </text:p>
        </text:list-item>
        <text:list-item>
          <text:p text:style-name="P5">Pine trees are examples of gymnosperms because they only have seeds. </text:p>
        </text:list-item>
      </text:list>
      <text:h text:style-name="P1" text:outline-level="3">Part 3: Open-Ended Questions</text:h>
      <text:p text:style-name="Text_20_body"><text:span text:style-name="Emphasis">Answer the following questions in a few sentences.</text:span></text:p>
      <text:list xml:id="list3923626769" text:style-name="L3">
        <text:list-item>
          <text:p text:style-name="P8">What are the three main functions of roots? </text:p>
        </text:list-item>
      </text:list>
      <text:p text:style-name="P4"/>
      <text:p text:style-name="P4"/>
      <text:p text:style-name="P4"/>
      <text:list xml:id="list102151803772271" text:continue-numbering="true" text:style-name="L3">
        <text:list-item>
          <text:p text:style-name="P8">Explain the main difference between simple plants and complex plants. </text:p>
        </text:list-item>
      </text:list>
      <text:p text:style-name="P4"/>
      <text:p text:style-name="P4"/>
      <text:p text:style-name="P4"/>
      <text:list xml:id="list102151157925606" text:continue-numbering="true" text:style-name="L3">
        <text:list-item>
          <text:p text:style-name="P8">Describe the characteristics of herbaceous plants and give two examples. </text:p>
        </text:list-item>
      </text:list>
      <text:p text:style-name="P4"/>
      <text:p text:style-name="P4"/>
      <text:p text:style-name="P4"/>
      <text:list xml:id="list102152078342212" text:continue-numbering="true" text:style-name="L3">
        <text:list-item>
          <text:p text:style-name="P8">What are the three main functions of a plant's stem or trunk? </text:p>
        </text:list-item>
      </text:list>
      <text:p text:style-name="P4"/>
      <text:p text:style-name="P4"/>
      <text:p text:style-name="P4"/>
      <text:list xml:id="list102151023965707" text:continue-numbering="true" text:style-name="L3">
        <text:list-item>
          <text:p text:style-name="P8">What is a taproot, and what are some examples of plants that have one? </text:p>
        </text:list-item>
      </text:list>
      <text:p text:style-name="P4"/>
      <text:p text:style-name="P4"/>
      <text:p text:style-name="P4"/>
      <text:list xml:id="list102151451543357" text:continue-numbering="true" text:style-name="L3">
        <text:list-item>
          <text:p text:style-name="P8">How do angiosperms differ from gymnosperms? Provide an example of each. </text:p>
        </text:list-item>
      </text:list>
      <text:p text:style-name="P4"/>
      <text:p text:style-name="P4"/>
      <text:p text:style-name="P4"/>
      <text:list xml:id="list102152477200872" text:continue-numbering="true" text:style-name="L3">
        <text:list-item>
          <text:p text:style-name="P8">Why do some plants have underground stems, and what are some examples of these plants? </text:p>
        </text:list-item>
      </text:list>
      <text:p text:style-name="P4"/>
      <text:p text:style-name="P4"/>
      <text:p text:style-name="P4"/>
      <text:list xml:id="list102152193569022" text:continue-numbering="true" text:style-name="L3">
        <text:list-item>
          <text:p text:style-name="P8">What makes plants unique compared to humans and most animals when it comes to getting food? </text:p>
        </text:list-item>
      </text:list>
      <text:p text:style-name="P4"/>
      <text:p text:style-name="P4"/>
      <text:p text:style-name="P4"/>
      <text:list xml:id="list102150882329646" text:continue-numbering="true" text:style-name="L3">
        <text:list-item>
          <text:p text:style-name="P8">Describe the characteristics of shrubs (or bushes) and give an example. </text:p>
        </text:list-item>
      </text:list>
      <text:p text:style-name="P4"/>
      <text:p text:style-name="P4"/>
      <text:p text:style-name="P4"/>
      <text:list xml:id="list102152494101098" text:continue-numbering="true" text:style-name="L3">
        <text:list-item>
          <text:p text:style-name="P7">What are adventitious roots, and how do they help the plant? </text:p>
        </text:list-item>
      </text:list>
      <text:p text:style-name="Text_20_body"/>
      <text:p text:style-name="Text_20_body"/>
      <text:h text:style-name="P1" text:outline-level="3">Solutions / Answers</text:h>
      <text:p text:style-name="Text_20_body"><text:span text:style-name="Strong_20_Emphasis">Part 1: Multiple-Choice</text:span></text:p>
      <text:list text:style-name="L4">
        <text:list-item>
          <text:p text:style-name="P10"><text:span text:style-name="Strong_20_Emphasis">C</text:span> (To hold the plant up so it can get sunlight) </text:p>
        </text:list-item>
        <text:list-item>
          <text:p text:style-name="P10"><text:span text:style-name="Strong_20_Emphasis">B</text:span> (Fern) </text:p>
        </text:list-item>
        <text:list-item>
          <text:p text:style-name="P10"><text:span text:style-name="Strong_20_Emphasis">B</text:span> (Fibrous roots) </text:p>
        </text:list-item>
        <text:list-item>
          <text:p text:style-name="P10"><text:span text:style-name="Strong_20_Emphasis">C</text:span> (Herbaceous plants) </text:p>
        </text:list-item>
        <text:list-item>
          <text:p text:style-name="P10"><text:span text:style-name="Strong_20_Emphasis">C</text:span> (In cones) </text:p>
        </text:list-item>
        <text:list-item>
          <text:p text:style-name="P10"><text:span text:style-name="Strong_20_Emphasis">A</text:span> (Photosynthesis) </text:p>
        </text:list-item>
        <text:list-item>
          <text:p text:style-name="P10"><text:span text:style-name="Strong_20_Emphasis">C</text:span> (Adventitious root) </text:p>
        </text:list-item>
        <text:list-item>
          <text:p text:style-name="P10"><text:span text:style-name="Strong_20_Emphasis">B</text:span> (To store food and help the plant survive during winter or dry periods) </text:p>
        </text:list-item>
        <text:list-item>
          <text:p text:style-name="P10"><text:span text:style-name="Strong_20_Emphasis">D</text:span> (A trunk) </text:p>
        </text:list-item>
        <text:list-item>
          <text:p text:style-name="P9"><text:span text:style-name="Strong_20_Emphasis">B</text:span> (Angiosperms) </text:p>
        </text:list-item>
      </text:list>
      <text:p text:style-name="Text_20_body"><text:span text:style-name="Strong_20_Emphasis">Part 2: True or False</text:span> 11. <text:span text:style-name="Strong_20_Emphasis">True</text:span> 12. <text:span text:style-name="Strong_20_Emphasis">False</text:span> (They do not have seeds and do not have flowers) 13. <text:span text:style-name="Strong_20_Emphasis">True</text:span> 14. <text:span text:style-name="Strong_20_Emphasis">False</text:span> (This describes fibrous roots; a taproot is one thick main root that grows deep) 15. <text:span text:style-name="Strong_20_Emphasis">True</text:span> 16. <text:span text:style-name="Strong_20_Emphasis">False</text:span> (Shrubs have many woody stems covered with bark; herbaceous plants have soft, green stems) 17. <text:span text:style-name="Strong_20_Emphasis">True</text:span> 18. <text:span text:style-name="Strong_20_Emphasis">True</text:span> 19. <text:span text:style-name="Strong_20_Emphasis">False</text:span> (Autotrophs make their own nutrition) 20. <text:span text:style-name="Strong_20_Emphasis">True</text:span></text:p>
      <text:p text:style-name="Text_20_body"><text:span text:style-name="Strong_20_Emphasis">Part 3: Open-Ended Expected Answers</text:span> 21. Roots keep the plant firmly in place, absorb water and minerals from the soil to transport them to the stem, and can store food (like starch) for the plant. 22. Simple plants (like algae, mosses, and ferns) do not have seeds or flowers. Complex plants have seeds or flowers and are divided into gymnosperms and angiosperms. 23. Herbaceous plants have stems that are soft, green, usually small, and bend easily. Examples include sunflower, tomato, and basil. 24. The stem holds the plant up so it can get sunlight, transports water and minerals from the roots to the leaves and flowers, and carries food made by the leaves to other parts of the plant. 25. A taproot is one thick main root that grows deep into the ground, with smaller roots growing from it. Examples include carrot, radish, and dandelion. 26. Gymnosperms (like pine trees) only have seeds, often hidden in cones. Angiosperms (like fruit trees) have seeds and flowers, and the flowers become fruit with seeds. 27. Underground stems store food and help the plant survive during winter or dry periods, and can also grow new plants. Examples are potato, ginger, and onion. 28. Plants are autotrophs, meaning they make their own nutrition by producing organic compounds from minerals. Humans and most animals can only eat organic food, which ultimately comes from plants. 29. Shrubs (or bushes) are smaller than trees and have many woody stems covered with bark. Examples include rose, lavender, and boxwood. 30. Adventitious roots grow from the stem or leaves. They help the plant grow and spread, as seen in strawberry plants and ivy.</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it" fo:country="IT"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it" fo:country="IT"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Times New Roman" fo:font-family="'Times New Roman'"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3-25T10:19:47.346000000</meta:creation-date>
    <dc:date>2026-03-25T10:21:50.329000000</dc:date>
    <meta:editing-duration>PT2M4S</meta:editing-duration>
    <meta:editing-cycles>1</meta:editing-cycles>
    <meta:document-statistic meta:table-count="0" meta:image-count="0" meta:object-count="0" meta:page-count="5" meta:paragraph-count="90" meta:word-count="1030" meta:character-count="5617" meta:non-whitespace-character-count="4687"/>
    <meta:generator>LibreOffice/7.4.5.1$Windows_x86 LibreOffice_project/9c0871452b3918c1019dde9bfac75448afc4b57f</meta:generator>
  </office:meta>
</office:document-meta>
</file>